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M Roman 10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style:font-name="LM Roman 10" officeooo:rsid="0011aa64" officeooo:paragraph-rsid="0011aa64"/>
    </style:style>
    <style:style style:name="P3" style:family="paragraph" style:parent-style-name="Standard">
      <style:text-properties style:font-name="LM Roman 10" fo:language="zxx" fo:country="none" officeooo:rsid="00101715" officeooo:paragraph-rsid="0011aa64" style:language-asian="zxx" style:country-asian="none" style:language-complex="zxx" style:country-complex="none"/>
    </style:style>
    <style:style style:name="P4" style:family="paragraph" style:parent-style-name="Standard">
      <style:text-properties style:font-name="LM Roman 10" fo:language="zxx" fo:country="none" officeooo:rsid="00127c2d" officeooo:paragraph-rsid="00127c2d" style:language-asian="zxx" style:country-asian="none" style:language-complex="zxx" style:country-complex="none"/>
    </style:style>
    <style:style style:name="P5" style:family="paragraph" style:parent-style-name="Standard"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6" style:family="paragraph" style:parent-style-name="Standard">
      <style:paragraph-properties fo:text-align="end" style:justify-single-word="false"/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8" style:family="paragraph" style:parent-style-name="Standard">
      <style:text-properties style:font-name="LM Roman 10" fo:language="zxx" fo:country="none" officeooo:rsid="0011aa64" officeooo:paragraph-rsid="0011aa64" style:language-asian="zxx" style:country-asian="none" style:language-complex="zxx" style:country-complex="none"/>
    </style:style>
    <style:style style:name="P9" style:family="paragraph" style:parent-style-name="Text_20_body">
      <style:text-properties style:font-name="LM Roman 10"/>
    </style:style>
    <style:style style:name="P10" style:family="paragraph" style:parent-style-name="Text_20_body">
      <style:text-properties style:font-name="LM Roman 10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text-properties style:font-name="LM Roman 10" fo:language="zxx" fo:country="none" officeooo:rsid="00142b78" officeooo:paragraph-rsid="00142b78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style:font-name="LM Roman 10" fo:language="zxx" fo:country="none" officeooo:rsid="00142b78" officeooo:paragraph-rsid="00142b78" style:language-asian="zxx" style:country-asian="none" style:language-complex="zxx" style:country-complex="none"/>
    </style:style>
    <style:style style:name="P13" style:family="paragraph" style:parent-style-name="Text_20_body" style:list-style-name="L1">
      <style:text-properties style:font-name="LM Roman 10" fo:language="zxx" fo:country="none" officeooo:rsid="0017493b" officeooo:paragraph-rsid="0017493b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LM Roman 10" fo:language="zxx" fo:country="none" officeooo:rsid="0017493b" officeooo:paragraph-rsid="0017493b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LM Roman 10" fo:language="zxx" fo:country="none" officeooo:rsid="0017fc79" officeooo:paragraph-rsid="0017493b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LM Roman 10" fo:language="zxx" fo:country="none" officeooo:rsid="0017fc79" officeooo:paragraph-rsid="0017fc79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LM Roman 10" fo:language="zxx" fo:country="none" officeooo:rsid="001abdd0" officeooo:paragraph-rsid="001abdd0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LM Roman 10" fo:language="zxx" fo:country="none" officeooo:rsid="001c4d81" officeooo:paragraph-rsid="001c4d81" style:language-asian="zxx" style:country-asian="none" style:language-complex="zxx" style:country-complex="none"/>
    </style:style>
    <style:style style:name="P19" style:family="paragraph" style:parent-style-name="Text_20_body" style:list-style-name="L1">
      <style:text-properties fo:language="zxx" fo:country="none" officeooo:rsid="00142b78" officeooo:paragraph-rsid="00142b78" style:language-asian="zxx" style:country-asian="none" style:language-complex="zxx" style:country-complex="none"/>
    </style:style>
    <style:style style:name="P20" style:family="paragraph" style:parent-style-name="Title">
      <style:text-properties style:font-name="LM Roman 10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1" style:family="paragraph" style:parent-style-name="Heading_20_1">
      <style:text-properties style:font-name="LM Roman 10"/>
    </style:style>
    <style:style style:name="P22" style:family="paragraph" style:parent-style-name="Heading_20_1">
      <style:text-properties style:font-name="LM Roman 10" fo:language="zxx" fo:country="none" style:language-asian="zxx" style:country-asian="none" style:language-complex="zxx" style:country-complex="none"/>
    </style:style>
    <style:style style:name="P23" style:family="paragraph" style:parent-style-name="Heading_20_1">
      <style:text-properties style:font-name="LM Roman 10" fo:language="zxx" fo:country="none" officeooo:rsid="0013d4e4" officeooo:paragraph-rsid="0013d4e4" style:language-asian="zxx" style:country-asian="none" style:language-complex="zxx" style:country-complex="none"/>
    </style:style>
    <style:style style:name="T1" style:family="text">
      <style:text-properties style:font-name="LM Roman 10"/>
    </style:style>
    <style:style style:name="T2" style:family="text">
      <style:text-properties style:font-name="LM Roman 10" officeooo:rsid="001749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 Simón Bolívar.</text:p>
      <text:p text:style-name="P4">Departamento de Computación y Tecnología de la Información.</text:p>
      <text:p text:style-name="P5">Asignatura: Laboratorio de Bases de Datos I.</text:p>
      <text:p text:style-name="P5">Profesor: Leonid Tine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INFORME SOBRE EL MODELADO CONCEPTUAL DE LA BASE DE DATOS DE LA EMPRESA VenTruePe.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studiantes:</text:p>
      <text:p text:style-name="P6">Rodrigues Leslie. Carné: 10-10613</text:p>
      <text:p text:style-name="P6">Pérez Fernando, Carné: 12-11152</text:p>
      <text:p text:style-name="P6"/>
      <text:p text:style-name="P7">Sartenejas, mayo de 2015.</text:p>
      <text:h text:style-name="P22" text:outline-level="1"><text:soft-page-break/>Índice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h text:style-name="P22" text:outline-level="1"><text:soft-page-break/>Introducción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3" text:outline-level="1">Planteamiento del problema</text:h>
      <text:p text:style-name="P11"><text:tab/>Se requiere realizar el modelo conceptual de una base de datos para la mega-tienda de muebles VenTruePe, dado que, la empresa quiere automatizar los procesos que se llevan a cabo dentro de su organización, es decir, la base de datos se utilizará para mejorar el desempeño de la compañía en las siguientes áreas:</text:p>
      <text:list xml:id="list2815921955670523625" text:style-name="L1">
        <text:list-item>
          <text:p text:style-name="P12">Almacenar la información sobre sus empleados y de sus dependientes, también, cuáles dependientes están asegurados con una póliza HCM.</text:p>
        </text:list-item>
        <text:list-item>
          <text:p text:style-name="P12">El registro de las transacciones de la empresa, tales como: ventas, trueques y pedidos hechos por clientes, además, se almacena información sobre las órdenes de productos nuevos por las diferentes proveedoras.</text:p>
        </text:list-item>
        <text:list-item>
          <text:p text:style-name="P19"><text:span text:style-name="T1">Se mantiene información jerarquizada de los empleados, con sus distintos atributos y categorías. Además, se maneja información sobre las ventas hechas por cada vendedor y los turnos extras </text:span><text:span text:style-name="T2">trabajados para calcular su remuneración.</text:span></text:p>
        </text:list-item>
        <text:list-item>
          <text:p text:style-name="P13">Se mantiene un control estricto sobre las facturas y recibos que la empresa genere en cada transacción.</text:p>
        </text:list-item>
        <text:list-item>
          <text:p text:style-name="P13">Se mantienen dos inventarios de los productos, y la especificación de cada producto, sea nuevo o usado.</text:p>
        </text:list-item>
      </text:lis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Suponemos que un dependiente puede estar asegurado por más de un familiar.</text:p>
      <text:p text:style-name="P18">Suponemos que una prima es solo un entero.</text:p>
      <text:p text:style-name="P17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1" text:outline-level="1">Conclusion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Apéndice A. Diccionario de dat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07:20.857529603</meta:creation-date>
    <dc:date>2015-05-07T16:02:51.055156150</dc:date>
    <meta:editing-duration>PT37M59S</meta:editing-duration>
    <meta:editing-cycles>10</meta:editing-cycles>
    <meta:generator>LibreOffice/4.3.6.2$Linux_x86 LibreOffice_project/d50a87b2e514536ed401c18000dad4660b6a169e</meta:generator>
    <meta:document-statistic meta:table-count="0" meta:image-count="0" meta:object-count="0" meta:page-count="7" meta:paragraph-count="22" meta:word-count="254" meta:character-count="1634" meta:non-whitespace-character-count="1406"/>
  </office:meta>
</office:document-meta>
</file>